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roman" style:font-pitch="variable"/>
    <style:font-face style:name="Oxygen-Sans1" svg:font-family="Oxygen-Sans" style:font-adornments="Sans-Book" style:font-family-generic="roman" style:font-pitch="variable"/>
    <style:font-face style:name="Oxygen-Sans3" svg:font-family="Oxygen-Sans" style:font-family-generic="swiss" style:font-pitch="variable"/>
    <style:font-face style:name="Oxygen-Sans2" svg:font-family="Oxygen-Sans" style:font-adornments="Sans-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finito-title">
      <style:graphic-properties fo:min-height="11.594cm"/>
    </style:style>
    <style:style style:name="pr2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40pt" style:font-size-asian="40pt" style:font-size-complex="40pt"/>
    </style:style>
    <style:style style:name="P3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">
        <draw:frame presentation:style-name="pr1" draw:text-style-name="P2" draw:layer="layout" svg:width="25.199cm" svg:height="15.645cm" svg:x="1.201cm" svg:y="2.571cm" presentation:class="title" presentation:user-transformed="true">
          <draw:text-box>
            <text:p text:style-name="P1"><text:line-break/><text:line-break/><text:line-break/><text:line-break/>La D è muta: introduzione a Django<text:line-break/><text:span text:style-name="T1">Riccardo Magliocchetti</text:span><text:span text:style-name="T1"><text:line-break/></text:span><text:span text:style-name="T1"><text:line-break/></text:span><text:span text:style-name="T1"><text:line-break/></text:span><text:span text:style-name="T2">Torino Coding Society 28/09/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xygen-Sans" svg:font-family="Oxygen-Sans" style:font-family-generic="roman" style:font-pitch="variable"/>
    <style:font-face style:name="Oxygen-Sans1" svg:font-family="Oxygen-Sans" style:font-adornments="Sans-Book" style:font-family-generic="roman" style:font-pitch="variable"/>
    <style:font-face style:name="Oxygen-Sans3" svg:font-family="Oxygen-Sans" style:font-family-generic="swiss" style:font-pitch="variable"/>
    <style:font-face style:name="Oxygen-Sans2" svg:font-family="Oxygen-Sans" style:font-adornments="Sans-Book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font-name="Oxygen-Sans2" fo:font-family="Oxygen-Sans" style:font-style-name="Sans-Book" style:font-family-generic="swiss" style:font-pitch="variable" style:letter-kerning="true"/>
    </style:style>
    <style:style style:name="Predefinito-notes" style:family="presentation">
      <style:graphic-properties draw:stroke="none" draw:fill="none" draw:fill-image-width="0cm" draw:fill-image-height="0cm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fill-image-width="0cm" draw:fill-image-height="0cm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xygen-Sans2" fo:font-family="Oxygen-Sans" style:font-style-name="Sans-Book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imaSlide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Prima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ima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imaSlide-outline1" style:family="presentation">
      <style:graphic-properties draw:stroke="none" draw:fill="none" draw:auto-grow-height="false" draw:fit-to-size="shrink-to-fit">
        <text:list-style style:name="Prima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aSlide-outline2" style:family="presentation" style:parent-style-name="PrimaSlide-outline1">
      <style:paragraph-properties fo:margin-top="0cm" fo:margin-bottom="0.4cm"/>
      <style:text-properties fo:font-size="28pt" style:font-size-asian="28pt" style:font-size-complex="28pt"/>
    </style:style>
    <style:style style:name="PrimaSlide-outline3" style:family="presentation" style:parent-style-name="PrimaSlide-outline2">
      <style:paragraph-properties fo:margin-top="0cm" fo:margin-bottom="0.3cm"/>
      <style:text-properties fo:font-size="24pt" style:font-size-asian="24pt" style:font-size-complex="24pt"/>
    </style:style>
    <style:style style:name="PrimaSlide-outline4" style:family="presentation" style:parent-style-name="PrimaSlide-outline3">
      <style:paragraph-properties fo:margin-top="0cm" fo:margin-bottom="0.2cm"/>
      <style:text-properties fo:font-size="20pt" style:font-size-asian="20pt" style:font-size-complex="20pt"/>
    </style:style>
    <style:style style:name="PrimaSlide-outline5" style:family="presentation" style:parent-style-name="PrimaSlide-outline4">
      <style:paragraph-properties fo:margin-top="0cm" fo:margin-bottom="0.1cm"/>
      <style:text-properties fo:font-size="20pt" style:font-size-asian="20pt" style:font-size-complex="20pt"/>
    </style:style>
    <style:style style:name="PrimaSlide-outline6" style:family="presentation" style:parent-style-name="PrimaSlide-outline5">
      <style:paragraph-properties fo:margin-top="0cm" fo:margin-bottom="0.1cm"/>
      <style:text-properties fo:font-size="20pt" style:font-size-asian="20pt" style:font-size-complex="20pt"/>
    </style:style>
    <style:style style:name="PrimaSlide-outline7" style:family="presentation" style:parent-style-name="PrimaSlide-outline6">
      <style:paragraph-properties fo:margin-top="0cm" fo:margin-bottom="0.1cm"/>
      <style:text-properties fo:font-size="20pt" style:font-size-asian="20pt" style:font-size-complex="20pt"/>
    </style:style>
    <style:style style:name="PrimaSlide-outline8" style:family="presentation" style:parent-style-name="PrimaSlide-outline7">
      <style:paragraph-properties fo:margin-top="0cm" fo:margin-bottom="0.1cm"/>
      <style:text-properties fo:font-size="20pt" style:font-size-asian="20pt" style:font-size-complex="20pt"/>
    </style:style>
    <style:style style:name="PrimaSlide-outline9" style:family="presentation" style:parent-style-name="PrimaSlide-outline8">
      <style:paragraph-properties fo:margin-top="0cm" fo:margin-bottom="0.1cm"/>
      <style:text-properties fo:font-size="20pt" style:font-size-asian="20pt" style:font-size-complex="20pt"/>
    </style:style>
    <style:style style:name="PrimaSlide-subtitle" style:family="presentation">
      <style:graphic-properties draw:stroke="none" draw:fill="none" draw:textarea-vertical-align="middle">
        <text:list-style style:name="Prima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imaSlide-title" style:family="presentation">
      <style:graphic-properties draw:stroke="none" draw:fill="none" draw:textarea-vertical-align="middle">
        <text:list-style style:name="Prima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xygen-Sans3" fo:font-family="Oxygen-Sans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imaSlide-title">
      <style:graphic-properties fo:min-height="15.963cm"/>
    </style:style>
    <style:style style:name="Mpr5" style:family="presentation" style:parent-style-name="PrimaSlide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ima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ima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PrimaSlide" style:page-layout-name="PM1" draw:style-name="Mdp1">
      <draw:frame presentation:style-name="Mpr4" draw:layer="backgroundobjects" svg:width="25.199cm" svg:height="15.963cm" svg:x="1.4cm" svg:y="0.837cm" presentation:class="title">
        <draw:text-box>
          <text:p>Fai clic per modificare il formato del testo del titolo</text:p>
        </draw:text-box>
      </draw:frame>
      <draw:frame presentation:style-name="PrimaSlide-outline1" draw:layer="backgroundobjects" svg:width="25.199cm" svg:height="1.893cm" svg:x="1.4cm" svg:y="17.1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imaSlide-title" draw:layer="backgroundobjects" svg:width="0.001cm" svg:height="0.001cm" svg:x="0cm" svg:y="2.257cm" presentation:class="page"/>
        <draw:frame presentation:style-name="Prima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2T16:41:07.037957351</meta:creation-date>
    <dc:date>2015-09-01T11:49:53.757660456</dc:date>
    <meta:editing-duration>PT38M14S</meta:editing-duration>
    <meta:editing-cycles>9</meta:editing-cycles>
    <meta:generator>LibreOffice/5.0.1.2.0$Linux_X86_64 LibreOffice_project/00m0$Build-2</meta:generator>
    <meta:document-statistic meta:object-count="35"/>
  </office:meta>
</office:document-meta>
</file>